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escripcion</text:p>
          </table:table-cell>
          <table:table-cell office:value-type="string" table:style-name="ce2">
            <text:p>WiringPi</text:p>
          </table:table-cell>
          <table:table-cell office:value-type="string" table:style-name="ce2">
            <text:p>Pin fisico</text:p>
          </table:table-cell>
          <table:table-cell office:value-type="string" table:style-name="ce2">
            <text:p>coment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mocupla C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rmocupla MOSI</text:p>
          </table:table-cell>
          <table:table-cell office:value-type="string" table:style-name="ce1">
            <text:p>SPI0 MOSI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o conect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mocupla MISO</text:p>
          </table:table-cell>
          <table:table-cell office:value-type="string" table:style-name="ce1">
            <text:p>SPI0 MISO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rmocupla CLK</text:p>
          </table:table-cell>
          <table:table-cell office:value-type="string" table:style-name="ce1">
            <text:p>SPI0 SCLK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100 MOSI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T100 MISO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T100 CLK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T100 CS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e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D app abierta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D Experimento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D Rele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oton parada emergencia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gustin Allegui</meta:initial-creator>
    <dc:creator>Agustin Allegui</dc:creator>
    <meta:creation-date>2019-11-13T23:37:19Z</meta:creation-date>
    <dc:date>2019-11-14T01:48:41Z</dc:date>
  </office:meta>
</office:document-meta>
</file>